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UrlHandlerMappingTests.testNewlineI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UrlHandlerMappingTests.checkMappings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SimpleUrlHandlerMappingTests.getHandler( HandlerMapping mapping , Mock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UrlHandlerMappingTests.handlerBean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